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819in"/>
    </style:style>
    <style:style style:name="co3" style:family="table-column">
      <style:table-column-properties fo:break-before="auto" style:column-width="3.411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6">
            <text:p>6</text:p>
          </table:table-cell>
          <table:table-cell office:value-type="string">
            <text:p>family</text:p>
          </table:table-cell>
          <table:table-cell table:style-name="Default" office:value-type="string">
            <text:p>fam-il-y</text:p>
          </table:table-cell>
          <table:table-cell office:value-type="string">
            <text:p>mom, dad, sister, brother...</text:p>
          </table:table-cell>
          <table:table-cell office:value-type="string">
            <text:p>How many people are in your family?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aughty</text:p>
          </table:table-cell>
          <table:table-cell table:style-name="Default" office:value-type="string">
            <text:p>naugh-ty</text:p>
          </table:table-cell>
          <table:table-cell office:value-type="string">
            <text:p>not nice, breaking the rules</text:p>
          </table:table-cell>
          <table:table-cell office:value-type="string">
            <text:p>If you are naughty then you can't have break.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irst</text:p>
          </table:table-cell>
          <table:table-cell table:style-name="Default" office:value-type="string">
            <text:p>first</text:p>
          </table:table-cell>
          <table:table-cell office:value-type="string">
            <text:p>number one</text:p>
          </table:table-cell>
          <table:table-cell office:value-type="string">
            <text:p>Please turn to the first page.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ister</text:p>
          </table:table-cell>
          <table:table-cell table:style-name="Default" office:value-type="string">
            <text:p>sis-ter</text:p>
          </table:table-cell>
          <table:table-cell office:value-type="string">
            <text:p>a girl in your family</text:p>
          </table:table-cell>
          <table:table-cell office:value-type="string">
            <text:p>Does your sister have long hair?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rother</text:p>
          </table:table-cell>
          <table:table-cell table:style-name="Default" office:value-type="string">
            <text:p>broth-er</text:p>
          </table:table-cell>
          <table:table-cell office:value-type="string">
            <text:p>a boy in your family</text:p>
          </table:table-cell>
          <table:table-cell office:value-type="string">
            <text:p>My brother can play the guitar.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mplete</text:p>
          </table:table-cell>
          <table:table-cell table:style-name="Default" office:value-type="string">
            <text:p>com-plete</text:p>
          </table:table-cell>
          <table:table-cell office:value-type="string">
            <text:p>done, finished</text:p>
          </table:table-cell>
          <table:table-cell office:value-type="string">
            <text:p>She completes her homework quickly.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apital</text:p>
          </table:table-cell>
          <table:table-cell table:style-name="Default" office:value-type="string">
            <text:p>cap-i-tal</text:p>
          </table:table-cell>
          <table:table-cell office:value-type="string">
            <text:p>the biggest city in a country</text:p>
          </table:table-cell>
          <table:table-cell office:value-type="string">
            <text:p>What is the capital of Taiwan?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octor</text:p>
          </table:table-cell>
          <table:table-cell table:style-name="Default" office:value-type="string">
            <text:p>doc-tor</text:p>
          </table:table-cell>
          <table:table-cell office:value-type="string">
            <text:p>a person who can help you when you're sick</text:p>
          </table:table-cell>
          <table:table-cell office:value-type="string">
            <text:p>Do you need to see a doctor?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eriod</text:p>
          </table:table-cell>
          <table:table-cell office:value-type="string">
            <text:p>per-i-od</text:p>
          </table:table-cell>
          <table:table-cell office:value-type="string">
            <text:p>a dot at the end of a sentence</text:p>
          </table:table-cell>
          <table:table-cell office:value-type="string">
            <text:p>Don't forget to write a period!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place</text:p>
          </table:table-cell>
          <table:table-cell office:value-type="string">
            <text:p>somewhere</text:p>
          </table:table-cell>
          <table:table-cell office:value-type="string">
            <text:p>Can you tell me about your favorite place?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question mark</text:p>
          </table:table-cell>
          <table:table-cell office:value-type="string">
            <text:p>ques-tion-mark</text:p>
          </table:table-cell>
          <table:table-cell office:value-type="string">
            <text:p>a period for questions</text:p>
          </table:table-cell>
          <table:table-cell office:value-type="string">
            <text:p>You need to use a question mark!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blank</text:p>
          </table:table-cell>
          <table:table-cell office:value-type="string">
            <text:p>an empty place where you can write</text:p>
          </table:table-cell>
          <table:table-cell office:value-type="string">
            <text:p>Write the answers in the blanks.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each</text:p>
          </table:table-cell>
          <table:table-cell office:value-type="string">
            <text:p>every one</text:p>
          </table:table-cell>
          <table:table-cell office:value-type="string">
            <text:p>Each ant picks up a bit of food.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orea</text:p>
          </table:table-cell>
          <table:table-cell office:value-type="string">
            <text:p>Ko-re-a</text:p>
          </table:table-cell>
          <table:table-cell office:value-type="string">
            <text:p>a country near Japan and China</text:p>
          </table:table-cell>
          <table:table-cell office:value-type="string">
            <text:p>Have you ever been to Korea?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nterview</text:p>
          </table:table-cell>
          <table:table-cell office:value-type="string">
            <text:p>in-ter-view</text:p>
          </table:table-cell>
          <table:table-cell office:value-type="string">
            <text:p>to sit with someone and ask them questions</text:p>
          </table:table-cell>
          <table:table-cell office:value-type="string">
            <text:p>Can I interview you for the newspaper?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istake</text:p>
          </table:table-cell>
          <table:table-cell office:value-type="string">
            <text:p>mis-take</text:p>
          </table:table-cell>
          <table:table-cell office:value-type="string">
            <text:p>something wrong</text:p>
          </table:table-cell>
          <table:table-cell office:value-type="string">
            <text:p>Be careful not to make mistakes.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andwich</text:p>
          </table:table-cell>
          <table:table-cell office:value-type="string">
            <text:p>sand-wich</text:p>
          </table:table-cell>
          <table:table-cell office:value-type="string">
            <text:p>a kind of food with two pieces of bread</text:p>
          </table:table-cell>
          <table:table-cell office:value-type="string">
            <text:p>What do you like to put on a sandwich?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runchy</text:p>
          </table:table-cell>
          <table:table-cell office:value-type="string">
            <text:p>crunch-y</text:p>
          </table:table-cell>
          <table:table-cell office:value-type="string">
            <text:p>to make a loud sound when you bite it or step on it</text:p>
          </table:table-cell>
          <table:table-cell office:value-type="string">
            <text:p>She can hear the crunchy leaves as she walks.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elicious</text:p>
          </table:table-cell>
          <table:table-cell office:value-type="string">
            <text:p>de-li-cious</text:p>
          </table:table-cell>
          <table:table-cell office:value-type="string">
            <text:p>tasty</text:p>
          </table:table-cell>
          <table:table-cell office:value-type="string">
            <text:p>What is the most delicious food in the world?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reakfast</text:p>
          </table:table-cell>
          <table:table-cell office:value-type="string">
            <text:p>break-fast</text:p>
          </table:table-cell>
          <table:table-cell office:value-type="string">
            <text:p>the first meal of the day</text:p>
          </table:table-cell>
          <table:table-cell office:value-type="string">
            <text:p>What time do you eat breakfast?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owel</text:p>
          </table:table-cell>
          <table:table-cell office:value-type="string">
            <text:p>vow-el</text:p>
          </table:table-cell>
          <table:table-cell office:value-type="string">
            <text:p>a, e, i, o, u, sometimes y</text:p>
          </table:table-cell>
          <table:table-cell office:value-type="string">
            <text:p>How many vowel sounds are there?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onsonant</text:p>
          </table:table-cell>
          <table:table-cell office:value-type="string">
            <text:p>con-son-ant</text:p>
          </table:table-cell>
          <table:table-cell office:value-type="string">
            <text:p>Not a vowel</text:p>
          </table:table-cell>
          <table:table-cell office:value-type="string">
            <text:p>How many consonants are there?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string">
            <text:p>count</text:p>
          </table:table-cell>
          <table:table-cell office:value-type="string">
            <text:p>to see how many there are, 1 2 3 4...</text:p>
          </table:table-cell>
          <table:table-cell office:value-type="string">
            <text:p>Count to 20 when you wash your hands!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ineapple</text:p>
          </table:table-cell>
          <table:table-cell office:value-type="string">
            <text:p>pine-apple</text:p>
          </table:table-cell>
          <table:table-cell office:value-type="string">
            <text:p>a fruit with a yellow center</text:p>
          </table:table-cell>
          <table:table-cell office:value-type="string">
            <text:p>Do pineapples grow on trees?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string">
            <text:p>worm</text:p>
          </table:table-cell>
          <table:table-cell office:value-type="string">
            <text:p>a long bug with no legs</text:p>
          </table:table-cell>
          <table:table-cell office:value-type="string">
            <text:p>The boys play with worms in the yard.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string">
            <text:p>truck</text:p>
          </table:table-cell>
          <table:table-cell office:value-type="string">
            <text:p>a big car that is used for working</text:p>
          </table:table-cell>
          <table:table-cell office:value-type="string">
            <text:p>The truck drives over the rocks.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string">
            <text:p>math</text:p>
          </table:table-cell>
          <table:table-cell office:value-type="string">
            <text:p>to do work with numbers, 1+1=2</text:p>
          </table:table-cell>
          <table:table-cell office:value-type="string">
            <text:p>She really likes studying math in school.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string">
            <text:p>bus</text:p>
          </table:table-cell>
          <table:table-cell office:value-type="string">
            <text:p>a big car that takes people to other places for money</text:p>
          </table:table-cell>
          <table:table-cell office:value-type="string">
            <text:p>We can take the bus to the bank.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unctuation</text:p>
          </table:table-cell>
          <table:table-cell office:value-type="string">
            <text:p>punc-tu-a-tion</text:p>
          </table:table-cell>
          <table:table-cell office:value-type="string">
            <text:p>symbols in English that are not letters or numbers</text:p>
          </table:table-cell>
          <table:table-cell office:value-type="string">
            <text:p>Don't forget to use punctuation!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building</text:p>
          </table:table-cell>
          <table:table-cell office:value-type="string">
            <text:p>build-ing</text:p>
          </table:table-cell>
          <table:table-cell office:value-type="string">
            <text:p>a place that people built that you can go inside</text:p>
          </table:table-cell>
          <table:table-cell office:value-type="string">
            <text:p>How many people live in your building?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olphin</text:p>
          </table:table-cell>
          <table:table-cell office:value-type="string">
            <text:p>dol-phin</text:p>
          </table:table-cell>
          <table:table-cell office:value-type="string">
            <text:p>an animal that swims in the ocean like a small whale</text:p>
          </table:table-cell>
          <table:table-cell office:value-type="string">
            <text:p>The two dolphins swim in the sea.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string">
            <text:p>save</text:p>
          </table:table-cell>
          <table:table-cell office:value-type="string">
            <text:p>to make sure something doesn't get hurt</text:p>
          </table:table-cell>
          <table:table-cell office:value-type="string">
            <text:p>Please save me from the monster!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board game</text:p>
          </table:table-cell>
          <table:table-cell office:value-type="string">
            <text:p>board-game</text:p>
          </table:table-cell>
          <table:table-cell office:value-type="string">
            <text:p>a game that you play on a table</text:p>
          </table:table-cell>
          <table:table-cell office:value-type="string">
            <text:p>What is your favorite boardgame to play?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string">
            <text:p>doll</text:p>
          </table:table-cell>
          <table:table-cell office:value-type="string">
            <text:p>a toy that looks like a small person</text:p>
          </table:table-cell>
          <table:table-cell office:value-type="string">
            <text:p>The kids play with dolls in the tiny house.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string">
            <text:p>yo-yo</text:p>
          </table:table-cell>
          <table:table-cell office:value-type="string">
            <text:p>a toy that is a wheel on a string</text:p>
          </table:table-cell>
          <table:table-cell office:value-type="string">
            <text:p>The string on my yo-yo is broken.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obot</text:p>
          </table:table-cell>
          <table:table-cell office:value-type="string">
            <text:p>ro-bot</text:p>
          </table:table-cell>
          <table:table-cell office:value-type="string">
            <text:p>a person made out of a computer</text:p>
          </table:table-cell>
          <table:table-cell office:value-type="string">
            <text:p>Do you think robots can help people?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ticker</text:p>
          </table:table-cell>
          <table:table-cell office:value-type="string">
            <text:p>stick-er</text:p>
          </table:table-cell>
          <table:table-cell office:value-type="string">
            <text:p>a piece of paper with a sticky side</text:p>
          </table:table-cell>
          <table:table-cell office:value-type="string">
            <text:p>She puts stickers on her friend's paper.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lural</text:p>
          </table:table-cell>
          <table:table-cell office:value-type="string">
            <text:p>plur-al</text:p>
          </table:table-cell>
          <table:table-cell office:value-type="string">
            <text:p>more than one</text:p>
          </table:table-cell>
          <table:table-cell office:value-type="string">
            <text:p>What is the plural of 'child'?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paghetti</text:p>
          </table:table-cell>
          <table:table-cell office:value-type="string">
            <text:p>spag-het-ti</text:p>
          </table:table-cell>
          <table:table-cell office:value-type="string">
            <text:p>long noodles from Italy</text:p>
          </table:table-cell>
          <table:table-cell office:value-type="string">
            <text:p>This noodle shop has great spaghetti!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offee</text:p>
          </table:table-cell>
          <table:table-cell office:value-type="string">
            <text:p>cof-fee</text:p>
          </table:table-cell>
          <table:table-cell office:value-type="string">
            <text:p>a brown drink that helps you stay awake</text:p>
          </table:table-cell>
          <table:table-cell office:value-type="string">
            <text:p>If you're tired, you can drink some coffee.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tem</text:p>
          </table:table-cell>
          <table:table-cell office:value-type="string">
            <text:p>i-tem</text:p>
          </table:table-cell>
          <table:table-cell office:value-type="string">
            <text:p>a thing, something you can buy</text:p>
          </table:table-cell>
          <table:table-cell office:value-type="string">
            <text:p>How many items are you buying today?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string">
            <text:p>spell</text:p>
          </table:table-cell>
          <table:table-cell office:value-type="string">
            <text:p>to say the letters in a word</text:p>
          </table:table-cell>
          <table:table-cell office:value-type="string">
            <text:p>How do you spell your name?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boring</text:p>
          </table:table-cell>
          <table:table-cell office:value-type="string">
            <text:p>bor-ing</text:p>
          </table:table-cell>
          <table:table-cell office:value-type="string">
            <text:p>not fun</text:p>
          </table:table-cell>
          <table:table-cell office:value-type="string">
            <text:p>She falls asleep in her boring math class.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finish</text:p>
          </table:table-cell>
          <table:table-cell office:value-type="string">
            <text:p>fin-ish</text:p>
          </table:table-cell>
          <table:table-cell office:value-type="string">
            <text:p>to be done working, not doing something anymore</text:p>
          </table:table-cell>
          <table:table-cell office:value-type="string">
            <text:p>Can I play after I finish writing my homework?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hower</text:p>
          </table:table-cell>
          <table:table-cell office:value-type="string">
            <text:p>show-er</text:p>
          </table:table-cell>
          <table:table-cell office:value-type="string">
            <text:p>to clean your body with water falling from the wall</text:p>
          </table:table-cell>
          <table:table-cell office:value-type="string">
            <text:p>He takes a shower every morning at 7:00.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imple</text:p>
          </table:table-cell>
          <table:table-cell office:value-type="string">
            <text:p>simp-le</text:p>
          </table:table-cell>
          <table:table-cell office:value-type="string">
            <text:p>not hard, not crazy, not complicated</text:p>
          </table:table-cell>
          <table:table-cell office:value-type="string">
            <text:p>She writes a simple sentence in English.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different</text:p>
          </table:table-cell>
          <table:table-cell office:value-type="string">
            <text:p>dif-ferent</text:p>
          </table:table-cell>
          <table:table-cell office:value-type="string">
            <text:p>not the same</text:p>
          </table:table-cell>
          <table:table-cell office:value-type="string">
            <text:p>Is there a different restaurant we can go to?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string">
            <text:p>golf</text:p>
          </table:table-cell>
          <table:table-cell office:value-type="string">
            <text:p>a game where you hit a ball into a hole</text:p>
          </table:table-cell>
          <table:table-cell office:value-type="string">
            <text:p>Are you any good at golf?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evening</text:p>
          </table:table-cell>
          <table:table-cell office:value-type="string">
            <text:p>e-vening</text:p>
          </table:table-cell>
          <table:table-cell office:value-type="string">
            <text:p>a time of day that is almost night</text:p>
          </table:table-cell>
          <table:table-cell office:value-type="string">
            <text:p>What are you doing on Friday evening?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important</text:p>
          </table:table-cell>
          <table:table-cell office:value-type="string">
            <text:p>im-port-ant</text:p>
          </table:table-cell>
          <table:table-cell office:value-type="string">
            <text:p>something that you really need to know or do</text:p>
          </table:table-cell>
          <table:table-cell office:value-type="string">
            <text:p>English is important if you want to travel.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orning</text:p>
          </table:table-cell>
          <table:table-cell office:value-type="string">
            <text:p>morn-ing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string">
            <text:p>verb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hoto</text:p>
          </table:table-cell>
          <table:table-cell office:value-type="string">
            <text:p>pho-to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string">
            <text:p>sport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string">
            <text:p>catch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ontinue</text:p>
          </table:table-cell>
          <table:table-cell office:value-type="string">
            <text:p>con-tin-ue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string">
            <text:p>chat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string">
            <text:p>hop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letter</text:p>
          </table:table-cell>
          <table:table-cell office:value-type="string">
            <text:p>let-ter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string">
            <text:p>pool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icture</text:p>
          </table:table-cell>
          <table:table-cell office:value-type="string">
            <text:p>pic-ture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string">
            <text:p>lost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string">
            <text:p>find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ilver</text:p>
          </table:table-cell>
          <table:table-cell office:value-type="string">
            <text:p>sil-ver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string">
            <text:p>gold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wallet</text:p>
          </table:table-cell>
          <table:table-cell office:value-type="string">
            <text:p>wall-et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olice</text:p>
          </table:table-cell>
          <table:table-cell office:value-type="string">
            <text:p>po-lice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string">
            <text:p>age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string">
            <text:p>size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string">
            <text:p>shape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kind (adj)</text:p>
          </table:table-cell>
          <table:table-cell office:value-type="string">
            <text:p>kind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arrot</text:p>
          </table:table-cell>
          <table:table-cell office:value-type="string">
            <text:p>par-rot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djective</text:p>
          </table:table-cell>
          <table:table-cell office:value-type="string">
            <text:p>ad-ject-ive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string">
            <text:p>square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centimeter</text:p>
          </table:table-cell>
          <table:table-cell office:value-type="string">
            <text:p>cent-i-meter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finger</text:p>
          </table:table-cell>
          <table:table-cell office:value-type="string">
            <text:p>fing-er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string">
            <text:p>round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heavy</text:p>
          </table:table-cell>
          <table:table-cell office:value-type="string">
            <text:p>heav-y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string">
            <text:p>young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string">
            <text:p>straight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astronaut</text:p>
          </table:table-cell>
          <table:table-cell office:value-type="string">
            <text:p>as-tro-naut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iraffe</text:p>
          </table:table-cell>
          <table:table-cell office:value-type="string">
            <text:p>gir-affe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string">
            <text:p>arm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string">
            <text:p>steal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ugly</text:p>
          </table:table-cell>
          <table:table-cell office:value-type="string">
            <text:p>ug-ly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interesting</text:p>
          </table:table-cell>
          <table:table-cell office:value-type="string">
            <text:p>in-ter-est-ing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treasure</text:p>
          </table:table-cell>
          <table:table-cell office:value-type="string">
            <text:p>treas-ure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string">
            <text:p>crown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string">
            <text:p>cave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dangerous</text:p>
          </table:table-cell>
          <table:table-cell office:value-type="string">
            <text:p>dan-ger-ous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neighborhood</text:p>
          </table:table-cell>
          <table:table-cell office:value-type="string">
            <text:p>neigh-bor-hood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string">
            <text:p>singular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reposition</text:p>
          </table:table-cell>
          <table:table-cell office:value-type="string">
            <text:p>pre-pos-i-tion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directions</text:p>
          </table:table-cell>
          <table:table-cell office:value-type="string">
            <text:p>di-rec-tions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restaurant</text:p>
          </table:table-cell>
          <table:table-cell office:value-type="string">
            <text:p>rest-aur-ant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string">
            <text:p>store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instructions</text:p>
          </table:table-cell>
          <table:table-cell office:value-type="string">
            <text:p>in-struc-tions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uper</text:p>
          </table:table-cell>
          <table:table-cell office:value-type="string">
            <text:p>su-per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midday</text:p>
          </table:table-cell>
          <table:table-cell office:value-type="string">
            <text:p>mid-day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cience</text:p>
          </table:table-cell>
          <table:table-cell office:value-type="string">
            <text:p>sci-ence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.E.</text:p>
          </table:table-cell>
          <table:table-cell office:value-type="string">
            <text:p>P.-E.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ideal</text:p>
          </table:table-cell>
          <table:table-cell office:value-type="string">
            <text:p>i-deal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connect</text:p>
          </table:table-cell>
          <table:table-cell office:value-type="string">
            <text:p>con-nect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omelet</text:p>
          </table:table-cell>
          <table:table-cell office:value-type="string">
            <text:p>ome-let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alad</text:p>
          </table:table-cell>
          <table:table-cell office:value-type="string">
            <text:p>sal-ad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string">
            <text:p>pork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dessert</text:p>
          </table:table-cell>
          <table:table-cell office:value-type="string">
            <text:p>des-sert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string">
            <text:p>beef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noodle</text:p>
          </table:table-cell>
          <table:table-cell office:value-type="string">
            <text:p>nood-le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avoid</text:p>
          </table:table-cell>
          <table:table-cell office:value-type="string">
            <text:p>a-void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string">
            <text:p>chips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arrot</text:p>
          </table:table-cell>
          <table:table-cell office:value-type="string">
            <text:p>car-rot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elery</text:p>
          </table:table-cell>
          <table:table-cell office:value-type="string">
            <text:p>cel-er-y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errible</text:p>
          </table:table-cell>
          <table:table-cell office:value-type="string">
            <text:p>ter-ri-ble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pecific</text:p>
          </table:table-cell>
          <table:table-cell office:value-type="string">
            <text:p>spe-ci-fic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ushi</text:p>
          </table:table-cell>
          <table:table-cell office:value-type="string">
            <text:p>su-shi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oda</text:p>
          </table:table-cell>
          <table:table-cell office:value-type="string">
            <text:p>so-da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string">
            <text:p>so-so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string">
            <text:p>salt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side dish</text:p>
          </table:table-cell>
          <table:table-cell office:value-type="string">
            <text:p>side-dish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exciting</text:p>
          </table:table-cell>
          <table:table-cell office:value-type="string">
            <text:p>ex-ci-ting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string">
            <text:p>camp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string">
            <text:p>surf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wave (n)</text:p>
          </table:table-cell>
          <table:table-cell office:value-type="string">
            <text:p>wave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string">
            <text:p>hike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string">
            <text:p>ghost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exercise</text:p>
          </table:table-cell>
          <table:table-cell office:value-type="string">
            <text:p>ex-er-cise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Frisbee</text:p>
          </table:table-cell>
          <table:table-cell office:value-type="string">
            <text:p>Fris-bee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0">12/20/2020</text:date>, <text:time>20:3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7S</meta:editing-duration>
    <meta:editing-cycles>24</meta:editing-cycles>
    <meta:generator>OpenOffice/4.1.6$Win32 OpenOffice.org_project/416m1$Build-9790</meta:generator>
    <dc:date>2020-12-20T20:33:30.99</dc:date>
    <meta:document-statistic meta:table-count="3" meta:cell-count="484" meta:object-count="0"/>
    <meta:user-defined meta:name="Info 1"/>
    <meta:user-defined meta:name="Info 2"/>
    <meta:user-defined meta:name="Info 3"/>
    <meta:user-defined meta:name="Info 4"/>
  </office:meta>
</office:document-meta>
</file>